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32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get_s3(o.partner_id).upper()&gt;</text:placeholder> <text:s/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/text:p>
            <text:p text:style-name="P29"><text:placeholder text:placeholder-type="text">&lt;get_s3(o.cons_loca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</text:p>
            <text:p text:style-name="P30"><text:s/>Range </text:p>
            <text:p text:style-name="P31"><text:s/>Divis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/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text:span text:style-name="T1"> <text:s text:c="3"/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12"/>
            <text:p text:style-name="P12">Subtotal + Excise Duty (Excl. Taxes)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(line.quantity, line.uos_id and line.uos_id.name or False, o.invoice_type)&gt;</text:placeholder>0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2"/>
            <text:p text:style-name="P2"/>
            <text:p text:style-name="P9"><text:placeholder text:placeholder-type="text">&lt;o.sale_tax_id and o.sale_tax_id.amount or 0.00&gt;</text:placeholder>0 <text:s/>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 <text:s/></text:p>
            <text:p text:style-name="P5"><text:soft-page-break/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><text:soft-page-break/></text:p>
            <text:p text:style-name="P9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o.amount_untaxed&gt;</text:placeholder>0</text:p>
            <text:p text:style-name="P9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tamt(line.quantity,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5-21T20:08:27</dc:date>
    <meta:editing-duration>P2DT17H27M25S</meta:editing-duration>
    <meta:editing-cycles>528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9" meta:word-count="420" meta:character-count="4593" meta:non-whitespace-character-count="4106"/>
  </office:meta>
</office:document-meta>
</file>